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9000002C9ABCDC1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46cm" svg:height="19.262cm" svg:x="0.8cm" svg:y="0.8cm">
          <draw:image xlink:href="Pictures/10000000000003A9000002C9ABCDC1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2-06T15:55:18</meta:creation-date>
    <dc:date>2013-02-06T15:55:52</dc:date>
    <dc:creator>Jefferson Gomes</dc:creator>
    <meta:editing-duration>P0D</meta:editing-duration>
    <meta:editing-cycles>1</meta:editing-cycles>
    <meta:generator>LibreOffice/3.5$Linux_X86_64 LibreOffice_project/350m1$Build-2</meta:generator>
    <meta:document-statistic meta:object-count="24"/>
  </office:meta>
</office:document-meta>
</file>